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KacstNaskh" svg:font-family="KacstNaskh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 Italique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rsid="001f283f" officeooo:paragraph-rsid="001f283f"/>
    </style:style>
    <style:style style:name="P2" style:family="paragraph" style:parent-style-name="Text_20_body" style:list-style-name="L3">
      <style:text-properties officeooo:rsid="0020b84b" officeooo:paragraph-rsid="0020b84b"/>
    </style:style>
    <style:style style:name="P3" style:family="paragraph" style:parent-style-name="Text_20_body" style:list-style-name="L3">
      <style:text-properties officeooo:paragraph-rsid="001f283f"/>
    </style:style>
    <style:style style:name="P4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ing_20_1">
      <style:text-properties officeooo:paragraph-rsid="001dd79b"/>
    </style:style>
    <style:style style:name="T1" style:family="text">
      <style:text-properties officeooo:rsid="001f283f"/>
    </style:style>
    <style:style style:name="T2" style:family="text">
      <style:text-properties officeooo:rsid="0020b84b"/>
    </style:style>
    <style:style style:name="T3" style:family="text">
      <style:text-properties fo:font-style="italic" officeooo:rsid="0020b84b" style:font-style-asian="italic" style:font-style-complex="italic"/>
    </style:style>
    <style:style style:name="T4" style:family="text">
      <style:text-properties officeooo:rsid="00223dbd"/>
    </style:style>
    <style:style style:name="T5" style:family="text">
      <style:text-properties officeooo:rsid="0023dda4"/>
    </style:style>
    <style:style style:name="T6" style:family="text">
      <style:text-properties fo:font-weight="bold" officeooo:rsid="0023dda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cm" fo:text-indent="-0.635cm" fo:margin-left="0.8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1cm" fo:text-indent="-0.635cm" fo:margin-left="1.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45cm" fo:text-indent="-0.635cm" fo:margin-left="2.1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8cm" fo:text-indent="-0.635cm" fo:margin-left="2.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15cm" fo:text-indent="-0.635cm" fo:margin-left="3.4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5cm" fo:text-indent="-0.635cm" fo:margin-left="4.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85cm" fo:text-indent="-0.635cm" fo:margin-left="4.6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2cm" fo:text-indent="-0.635cm" fo:margin-left="5.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9cm" fo:text-indent="-0.635cm" fo:margin-left="6.5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Heading_20_1" text:outline-level="1">1. <text:span text:style-name="T5">Présentation</text:span> <text:span text:style-name="T5">Projet</text:span></text:h>
      <text:list xml:id="list1605595236222323061" text:style-name="L3">
        <text:list-item>
          <text:p text:style-name="P1">Nom du Projet PopcornTheque</text:p>
        </text:list-item>
        <text:list-item>
          <text:p text:style-name="P1">Numéro du groupe de projet : <text:span text:style-name="T2">G1</text:span></text:p>
        </text:list-item>
        <text:list-item>
          <text:p text:style-name="P3"><text:span text:style-name="T1">Composition du groupe de projet : </text:span></text:p>
          <text:list>
            <text:list-item>
              <text:p text:style-name="P2">Florian STAINE </text:p>
            </text:list-item>
            <text:list-item>
              <text:p text:style-name="P2">Victor SENE </text:p>
            </text:list-item>
            <text:list-item>
              <text:p text:style-name="P2">Paul TREHIOU </text:p>
            </text:list-item>
            <text:list-item>
              <text:p text:style-name="P2">William OBRY </text:p>
            </text:list-item>
          </text:list>
        </text:list-item>
        <text:list-item>
          <text:p text:style-name="P1"><text:s/>Contexte du rapport : <text:span text:style-name="T4">Vidéo-Thèque</text:span></text:p>
        </text:list-item>
        <text:list-item>
          <text:p text:style-name="P1"><text:s/>UTBM Tronc Commun </text:p>
        </text:list-item>
        <text:list-item>
          <text:p text:style-name="P1"><text:s/>SI20 Semestre A<text:span text:style-name="T4">13</text:span></text:p>
        </text:list-item>
        <text:list-item>
          <text:p text:style-name="P1"><text:s/>Date du rapport : <text:span text:style-name="T4">12 Novembre 2014</text:span></text:p>
        </text:list-item>
        <text:list-item>
          <text:p text:style-name="P1">Logo associé au projet : <text:span text:style-name="T3">Production en cours</text:span></text:p>
        </text:list-item>
      </text:list>
      <text:h text:style-name="Heading_20_1" text:outline-level="1">2. <text:span text:style-name="T6">Conception du Projet</text:span></text:h>
      <text:h text:style-name="P4" text:outline-level="2">1. La modélisation conceptuelle </text:h>
      <text:h text:style-name="Heading_20_3" text:outline-level="3">1.1. Modèle de dictionnaire à fournir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KacstNaskh" svg:font-family="KacstNaskh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 Italique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rebuchet MS2" fo:font-family="'Trebuchet MS'" style:font-style-name="Normal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cm" fo:margin-right="0cm" fo:margin-top="0.423cm" fo:margin-bottom="0.212cm" loext:contextual-spacing="false" fo:text-indent="-0.76cm" style:auto-text-indent="false" fo:background-color="transparent" style:shadow="none">
        <style:tab-stops/>
        <style:background-image/>
      </style:paragraph-properties>
      <style:text-properties style:font-name="Trebuchet MS" fo:font-family="'Trebuchet MS'" style:font-family-generic="swiss" style:font-pitch="variable" fo:font-size="130%" fo:font-style="italic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loext:contextual-spacing="false" fo:text-indent="-0.76cm" style:auto-text-indent="false">
        <style:tab-stops/>
      </style:paragraph-properties>
      <style:text-properties style:font-name="Trebuchet MS1" fo:font-family="'Trebuchet MS'" style:font-style-name="Gras Italique" style:font-family-generic="swiss" style:font-pitch="variable" fo:font-size="115%" fo:font-style="italic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left="1.199cm" fo:margin-right="0cm" fo:margin-top="0.247cm" fo:margin-bottom="0.212cm" loext:contextual-spacing="false" fo:text-indent="-0.76cm" style:auto-text-indent="false" style:page-number="auto" fo:background-color="transparent">
        <style:tab-stops/>
        <style:background-image/>
      </style:paragraph-properties>
      <style:text-properties style:use-window-font-color="true" style:font-name="Trebuchet MS1" fo:font-family="'Trebuchet MS'" style:font-style-name="Gras Italique" style:font-family-generic="swiss" style:font-pitch="variable" fo:font-size="14pt" fo:font-style="italic" fo:font-weight="bold" style:font-size-asian="14pt" style:font-weight-asian="bold" style:font-size-complex="14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SENE</meta:initial-creator>
    <meta:creation-date>2014-11-15T08:19:09.257010058</meta:creation-date>
    <dc:date>2014-11-15T08:48:31.108455396</dc:date>
    <dc:creator>Victor SENE</dc:creator>
    <meta:editing-duration>PT2M29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80" meta:character-count="423" meta:non-whitespace-character-count="359"/>
  </office:meta>
</office:document-meta>
</file>